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10a16" officeooo:paragraph-rsid="00010a16"/>
    </style:style>
    <style:style style:name="P2" style:family="paragraph" style:parent-style-name="Standard" style:list-style-name="L1">
      <style:text-properties fo:font-size="18pt" style:text-underline-style="solid" style:text-underline-width="auto" style:text-underline-color="font-color" officeooo:rsid="00010a16" officeooo:paragraph-rsid="00010a16" style:font-size-asian="15.75pt" style:font-size-complex="18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010a16" officeooo:paragraph-rsid="00010a16" style:font-size-asian="14pt" style:font-size-complex="16pt"/>
    </style:style>
    <style:style style:name="P4" style:family="paragraph" style:parent-style-name="Standard">
      <style:text-properties fo:font-size="16pt" fo:font-style="italic" style:text-underline-style="none" officeooo:rsid="00010a16" officeooo:paragraph-rsid="00010a16" style:font-size-asian="14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style:text-underline-style="none" officeooo:rsid="00011cbc" officeooo:paragraph-rsid="00011cbc" style:font-size-asian="14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italic" officeooo:rsid="00011cbc" officeooo:paragraph-rsid="00011cbc" style:font-size-asian="14pt" style:font-style-asian="italic" style:font-size-complex="16pt" style:font-style-complex="italic"/>
    </style:style>
    <style:style style:name="P7" style:family="paragraph" style:parent-style-name="Standard">
      <style:text-properties fo:font-size="12pt" fo:font-style="normal" officeooo:rsid="00010a16" officeooo:paragraph-rsid="00010a16" style:font-size-asian="10.5pt" style:font-style-asian="normal" style:font-size-complex="12pt" style:font-style-complex="normal"/>
    </style:style>
    <style:style style:name="P8" style:family="paragraph" style:parent-style-name="Standard" style:list-style-name="L3">
      <style:text-properties fo:font-size="12pt" fo:font-style="normal" officeooo:rsid="00010a16" officeooo:paragraph-rsid="00011cbc" style:font-size-asian="10.5pt" style:font-style-asian="normal" style:font-size-complex="12pt" style:font-style-complex="normal"/>
    </style:style>
    <style:style style:name="P9" style:family="paragraph" style:parent-style-name="Standard">
      <style:text-properties fo:font-size="12pt" fo:font-style="normal" officeooo:rsid="00010a16" officeooo:paragraph-rsid="00011cbc" style:font-size-asian="10.5pt" style:font-style-asian="normal" style:font-size-complex="12pt" style:font-style-complex="normal"/>
    </style:style>
    <style:style style:name="P10" style:family="paragraph" style:parent-style-name="Standard" style:list-style-name="L5">
      <style:text-properties fo:font-size="12pt" fo:font-style="normal" style:text-underline-style="none" officeooo:rsid="00010a16" officeooo:paragraph-rsid="00010a16" style:font-size-asian="10.5pt" style:font-style-asian="normal" style:font-size-complex="12pt" style:font-style-complex="normal"/>
    </style:style>
    <style:style style:name="P11" style:family="paragraph" style:parent-style-name="Standard" style:list-style-name="L5">
      <style:text-properties fo:font-size="12pt" fo:font-style="normal" style:text-underline-style="none" officeooo:rsid="00011cbc" officeooo:paragraph-rsid="00011cbc" style:font-size-asian="10.5pt" style:font-style-asian="normal" style:font-size-complex="12pt" style:font-style-complex="normal"/>
    </style:style>
    <style:style style:name="P12" style:family="paragraph" style:parent-style-name="Standard" style:list-style-name="L6">
      <style:text-properties fo:font-size="12pt" fo:font-style="normal" style:text-underline-style="none" officeooo:rsid="00011cbc" officeooo:paragraph-rsid="00011cbc" style:font-size-asian="10.5pt" style:font-style-asian="normal" style:font-size-complex="12pt" style:font-style-complex="normal"/>
    </style:style>
    <style:style style:name="P13" style:family="paragraph" style:parent-style-name="Standard" style:list-style-name="L3">
      <style:text-properties fo:font-size="12pt" fo:font-style="normal" style:text-underline-style="solid" style:text-underline-width="auto" style:text-underline-color="font-color" officeooo:rsid="00010a16" officeooo:paragraph-rsid="00011cbc" style:font-size-asian="10.5pt" style:font-style-asian="normal" style:font-size-complex="12pt" style:font-style-complex="normal"/>
    </style:style>
    <style:style style:name="T1" style:family="text">
      <style:text-properties officeooo:rsid="00011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08143631984581965" text:style-name="L1">
        <text:list-header>
          <text:p text:style-name="P1"/>
          <text:p text:style-name="P2">4.1 Connection</text:p>
        </text:list-header>
      </text:list>
      <text:p text:style-name="P3"/>
      <text:p text:style-name="P3"/>
      <text:p text:style-name="P6">Sign in</text:p>
      <text:p text:style-name="P9"/>
      <text:list xml:id="list4766358910788684778" text:style-name="L3">
        <text:list-item>
          <text:p text:style-name="P8">Acteur : L’utilisateur</text:p>
        </text:list-item>
        <text:list-item>
          <text:p text:style-name="P8">Relation : check password par le serveur</text:p>
        </text:list-item>
        <text:list-item>
          <text:p text:style-name="P8">Pré-condition: L’utilisateur possède un compte</text:p>
        </text:list-item>
        <text:list-item>
          <text:p text:style-name="P8">Post-condition : L’utilisateur est connecté et peut jouer</text:p>
        </text:list-item>
        <text:list-item>
          <text:p text:style-name="P8">Cas général : L’utilisateur utilise son login et son mot de passe pour se connecter</text:p>
        </text:list-item>
        <text:list-item>
          <text:p text:style-name="P13">Cas exceptionnel : Il pourra changer de mot de passe si l’utilisateur l’oublie</text:p>
        </text:list-item>
      </text:list>
      <text:p text:style-name="P3"/>
      <text:p text:style-name="P3"/>
      <text:p text:style-name="P5">Register</text:p>
      <text:list xml:id="list222759215701909" text:continue-list="list5208143631984581965" text:style-name="L1">
        <text:list-header>
          <text:p text:style-name="P1"/>
        </text:list-header>
        <text:list-item>
          <text:p text:style-name="P1">Acteur : L’utilisateur</text:p>
        </text:list-item>
        <text:list-item>
          <text:p text:style-name="P1">Relation : check password du serveur</text:p>
        </text:list-item>
        <text:list-item>
          <text:p text:style-name="P1">Pré-condition : L’utilisateur ne possède pas de compte</text:p>
        </text:list-item>
        <text:list-item>
          <text:p text:style-name="P1">Post-condition : L’utilisateur possède un compte avec un mot de passe </text:p>
        </text:list-item>
        <text:list-item>
          <text:p text:style-name="P1">Cas général : L’utilisateur crée son compte</text:p>
        </text:list-item>
        <text:list-item>
          <text:p text:style-name="P1">Cas exceptionnel : /</text:p>
        </text:list-item>
      </text:list>
      <text:p text:style-name="P7"/>
      <text:p text:style-name="P7"/>
      <text:p text:style-name="P4">check password</text:p>
      <text:p text:style-name="P4"/>
      <text:list xml:id="list6064697162807738918" text:style-name="L5">
        <text:list-item>
          <text:p text:style-name="P10">Acteur : Le serveur</text:p>
        </text:list-item>
        <text:list-item>
          <text:p text:style-name="P10">Relation : Sign In et Register de l’utilisateur</text:p>
        </text:list-item>
        <text:list-item>
          <text:p text:style-name="P10">Pré-condition : Les données de connexion de l’utilisateur doivent se trouver dans la base de donnée</text:p>
        </text:list-item>
        <text:list-item>
          <text:p text:style-name="P10">Post-condition : <text:span text:style-name="T1">L’utilisateur est connecté</text:span></text:p>
        </text:list-item>
        <text:list-item>
          <text:p text:style-name="P11">Cas général : Le serveur va vérifier si le login et le mot de passe corrobore</text:p>
        </text:list-item>
        <text:list-item>
          <text:p text:style-name="P11">Cas exceptionnel : Le serveur refuse l’accès si le mot de passe d’un login donné est faux ou si l’utilisateur n’existe pas</text:p>
          <text:p text:style-name="P11"><text:s/></text:p>
        </text:list-item>
      </text:list>
      <text:p text:style-name="P5">save </text:p>
      <text:p text:style-name="P5"/>
      <text:list xml:id="list2714435258077471973" text:style-name="L6">
        <text:list-item>
          <text:p text:style-name="P12">Acteur : Le serveur</text:p>
        </text:list-item>
        <text:list-item>
          <text:p text:style-name="P12">Relation : Register de l’utilisateur</text:p>
        </text:list-item>
        <text:list-item>
          <text:p text:style-name="P12">Pré-condition : L’utilisateur n’existe pas dans la base de donnée du serveur</text:p>
        </text:list-item>
        <text:list-item>
          <text:p text:style-name="P12">Post-condition : Les données de l’utilisateur sont sauvegardées dans la base de donnée du serveur</text:p>
        </text:list-item>
        <text:list-item>
          <text:p text:style-name="P12">Cas général : Le serveur va sauvegarder le login et le mot de passe de l’utilisateur qui crée son compte</text:p>
        </text:list-item>
        <text:list-item>
          <text:p text:style-name="P12">*Cas exceptionnel : Le serveur peut ne pas sauvegarder les données de connections de l’utilisateur si le serveur n’a plus de pla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2:05:51.793249019</meta:creation-date>
    <dc:date>2018-12-13T22:27:57.309216436</dc:date>
    <meta:editing-duration>PT4S</meta:editing-duration>
    <meta:editing-cycles>1</meta:editing-cycles>
    <meta:document-statistic meta:table-count="0" meta:image-count="0" meta:object-count="0" meta:page-count="1" meta:paragraph-count="32" meta:word-count="275" meta:character-count="1517" meta:non-whitespace-character-count="1296"/>
    <meta:generator>LibreOffice/5.1.6.2$Linux_X86_64 LibreOffice_project/10m0$Build-2</meta:generator>
  </office:meta>
</office:document-meta>
</file>